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52.28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7.12mm" svg:height="120.59mm" svg:x="2.21mm" svg:y="79.69mm">
            <draw:object draw:notify-on-update-of-ranges="Sheet1.B19:Sheet1.B29 Sheet1.C19:Sheet1.C29 Sheet1.D19:Sheet1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>
            <text:p>Matrix Size</text:p>
          </table:table-cell>
          <table:table-cell table:style-name="ce1" office:value-type="string" calcext:value-type="string">
            <text:p>Intel Math Kernel</text:p>
          </table:table-cell>
          <table:table-cell table:style-name="ce1" office:value-type="string" calcext:value-type="string">
            <text:p>Sum Checks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Sum Checks</text:p>
          </table:table-cell>
          <table:table-cell table:style-name="ce1" office:value-type="string" calcext:value-type="string">
            <text:p>Diff Numeri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8574" calcext:value-type="float">
            <text:p>0.028574</text:p>
          </table:table-cell>
          <table:table-cell office:value-type="float" office:value="512" calcext:value-type="float">
            <text:p>512</text:p>
          </table:table-cell>
          <table:table-cell office:value-type="float" office:value="0.038533" calcext:value-type="float">
            <text:p>0.038533</text:p>
          </table:table-cell>
          <table:table-cell table:style-name="ce5" office:value-type="float" office:value="512" calcext:value-type="float">
            <text:p>512</text:p>
          </table:table-cell>
          <table:table-cell table:formula="of:=[.E2]-[.C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4462" calcext:value-type="float">
            <text:p>0.064462</text:p>
          </table:table-cell>
          <table:table-cell office:value-type="float" office:value="4096" calcext:value-type="float">
            <text:p>4096</text:p>
          </table:table-cell>
          <table:table-cell office:value-type="float" office:value="0.037661" calcext:value-type="float">
            <text:p>0.037661</text:p>
          </table:table-cell>
          <table:table-cell table:style-name="ce5" office:value-type="float" office:value="4096" calcext:value-type="float">
            <text:p>4096</text:p>
          </table:table-cell>
          <table:table-cell table:formula="of:=[.E3]-[.C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05454" calcext:value-type="float">
            <text:p>0.90545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9805" calcext:value-type="float">
            <text:p>0.039805</text:p>
          </table:table-cell>
          <table:table-cell table:style-name="ce5" office:value-type="float" office:value="32768" calcext:value-type="float">
            <text:p>32768</text:p>
          </table:table-cell>
          <table:table-cell table:formula="of:=[.E4]-[.C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184" calcext:value-type="float">
            <text:p>0.181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7719" calcext:value-type="float">
            <text:p>0.037719</text:p>
          </table:table-cell>
          <table:table-cell table:style-name="ce5" office:value-type="float" office:value="262144" calcext:value-type="float">
            <text:p>262144</text:p>
          </table:table-cell>
          <table:table-cell table:formula="of:=[.E5]-[.C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95498" calcext:value-type="float">
            <text:p>0.095498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38797" calcext:value-type="float">
            <text:p>0.038797</text:p>
          </table:table-cell>
          <table:table-cell table:style-name="ce5" office:value-type="float" office:value="2097152" calcext:value-type="float">
            <text:p>2097152</text:p>
          </table:table-cell>
          <table:table-cell table:formula="of:=[.E6]-[.C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95097" calcext:value-type="float">
            <text:p>3.9509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.036824" calcext:value-type="float">
            <text:p>0.036824</text:p>
          </table:table-cell>
          <table:table-cell table:style-name="ce5" office:value-type="float" office:value="16777216" calcext:value-type="float">
            <text:p>16777216</text:p>
          </table:table-cell>
          <table:table-cell table:formula="of:=[.E7]-[.C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772835" calcext:value-type="float">
            <text:p>3.77283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.064573" calcext:value-type="float">
            <text:p>0.064573</text:p>
          </table:table-cell>
          <table:table-cell table:style-name="ce5" office:value-type="float" office:value="134217728" calcext:value-type="float">
            <text:p>134217728</text:p>
          </table:table-cell>
          <table:table-cell table:formula="of:=[.E8]-[.C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.149065" calcext:value-type="float">
            <text:p>24.14906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.705872" calcext:value-type="float">
            <text:p>0.705872</text:p>
          </table:table-cell>
          <table:table-cell table:style-name="ce5" office:value-type="float" office:value="1073741824" calcext:value-type="float">
            <text:p>1073741824</text:p>
          </table:table-cell>
          <table:table-cell table:formula="of:=[.E9]-[.C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9.088651" calcext:value-type="float">
            <text:p>119.088651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4.255064" calcext:value-type="float">
            <text:p>4.255064</text:p>
          </table:table-cell>
          <table:table-cell table:style-name="ce5" office:value-type="float" office:value="8589934592" calcext:value-type="float">
            <text:p>8589934592</text:p>
          </table:table-cell>
          <table:table-cell table:formula="of:=[.E10]-[.C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80.132011" calcext:value-type="float">
            <text:p>1080.132011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0.9619" calcext:value-type="float">
            <text:p>30.9619</text:p>
          </table:table-cell>
          <table:table-cell table:style-name="ce5" office:value-type="float" office:value="68719476736" calcext:value-type="float">
            <text:p>68719476736</text:p>
          </table:table-cell>
          <table:table-cell table:formula="of:=[.E11]-[.C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038.369153" calcext:value-type="float">
            <text:p>10038.369153</text:p>
          </table:table-cell>
          <table:table-cell office:value-type="float" office:value="549755813888" calcext:value-type="float">
            <text:p>549755813888</text:p>
          </table:table-cell>
          <table:table-cell office:value-type="float" office:value="244.504757" calcext:value-type="float">
            <text:p>244.504757</text:p>
          </table:table-cell>
          <table:table-cell table:style-name="ce5" office:value-type="float" office:value="549755813888" calcext:value-type="float">
            <text:p>549755813888</text:p>
          </table:table-cell>
          <table:table-cell table:formula="of:=[.E12]-[.C12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Intel® Core™ i7-6820HK CPU @ 2.70GHz × 8</text:p>
          </table:table-cell>
          <table:covered-table-cell table:number-columns-repeated="3"/>
          <table:table-cell table:style-name="ce4"/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GeForce GTX 1070/PCIe/SSE2 8gig</text:p>
          </table:table-cell>
          <table:covered-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number-columns-repeated="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28574" calcext:value-type="float">
            <text:p>0.028574</text:p>
          </table:table-cell>
          <table:table-cell table:style-name="Default" office:value-type="float" office:value="0.038533" calcext:value-type="float">
            <text:p>0.038533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064462" calcext:value-type="float">
            <text:p>0.064462</text:p>
          </table:table-cell>
          <table:table-cell table:style-name="Default" office:value-type="float" office:value="0.037661" calcext:value-type="float">
            <text:p>0.037661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0.905454" calcext:value-type="float">
            <text:p>0.905454</text:p>
          </table:table-cell>
          <table:table-cell table:style-name="Default" office:value-type="float" office:value="0.039805" calcext:value-type="float">
            <text:p>0.039805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0.18184" calcext:value-type="float">
            <text:p>0.18184</text:p>
          </table:table-cell>
          <table:table-cell table:style-name="Default" office:value-type="float" office:value="0.037719" calcext:value-type="float">
            <text:p>0.037719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0.095498" calcext:value-type="float">
            <text:p>0.095498</text:p>
          </table:table-cell>
          <table:table-cell table:style-name="Default" office:value-type="float" office:value="0.038797" calcext:value-type="float">
            <text:p>0.038797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3.95097" calcext:value-type="float">
            <text:p>3.95097</text:p>
          </table:table-cell>
          <table:table-cell table:style-name="Default" office:value-type="float" office:value="0.036824" calcext:value-type="float">
            <text:p>0.036824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3.772835" calcext:value-type="float">
            <text:p>3.772835</text:p>
          </table:table-cell>
          <table:table-cell table:style-name="Default" office:value-type="float" office:value="0.064573" calcext:value-type="float">
            <text:p>0.064573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24.149065" calcext:value-type="float">
            <text:p>24.149065</text:p>
          </table:table-cell>
          <table:table-cell table:style-name="Default" office:value-type="float" office:value="0.705872" calcext:value-type="float">
            <text:p>0.705872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119.088651" calcext:value-type="float">
            <text:p>119.088651</text:p>
          </table:table-cell>
          <table:table-cell table:style-name="Default" office:value-type="float" office:value="4.255064" calcext:value-type="float">
            <text:p>4.255064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1080.132011" calcext:value-type="float">
            <text:p>1080.132011</text:p>
          </table:table-cell>
          <table:table-cell table:style-name="Default" office:value-type="float" office:value="30.9619" calcext:value-type="float">
            <text:p>30.9619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10038.369153" calcext:value-type="float">
            <text:p>10038.369153</text:p>
          </table:table-cell>
          <table:table-cell table:style-name="Default" office:value-type="float" office:value="244.504757" calcext:value-type="float">
            <text:p>244.504757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20:05:55.966281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20:32:32.491361249</meta:creation-date>
    <dc:date>2019-07-02T20:31:32.709069865</dc:date>
    <meta:editing-duration>PT1H21M57S</meta:editing-duration>
    <meta:editing-cycles>6</meta:editing-cycles>
    <meta:generator>LibreOffice/6.0.7.3$Linux_X86_64 LibreOffice_project/00m0$Build-3</meta:generator>
    <meta:document-statistic meta:table-count="1" meta:cell-count="1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 draw:opacity-name="ChartTransparencyGradient_20_1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713cm" svg:height="12.06cm" xlink:href=".." xlink:type="simple" chart:class="chart:bar" chart:style-name="ch1">
        <chart:title svg:x="10.68cm" svg:y="0.377cm" chart:style-name="ch2">
          <text:p>INTEL MKL Versus CUDA</text:p>
        </chart:title>
        <chart:legend chart:legend-position="end" svg:x="25.217cm" svg:y="5.482cm" style:legend-expansion="high" chart:style-name="ch3"/>
        <chart:plot-area chart:style-name="ch4" table:cell-range-address="Sheet1.B19:Sheet1.D29" chart:data-source-has-labels="both" svg:x="1.545cm" svg:y="1.397cm" svg:width="23.138cm" svg:height="9.441cm">
          <chartooo:coordinate-region svg:x="2.722cm" svg:y="1.596cm" svg:width="21.961cm" svg:height="8.595cm"/>
          <chart:axis chart:dimension="x" chart:name="primary-x" chart:style-name="ch5" chartooo:axis-type="auto">
            <chartooo:date-scale/>
            <chart:title svg:x="12.263cm" svg:y="11.079cm" chart:style-name="ch6">
              <text:p>Matrix Size</text:p>
            </chart:title>
            <chart:categories table:cell-range-address="Sheet1.B19:Sheet1.B29"/>
          </chart:axis>
          <chart:axis chart:dimension="y" chart:name="primary-y" chart:style-name="ch7">
            <chart:title svg:x="0.451cm" svg:y="6.942cm" chart:style-name="ch8">
              <text:p>Time Millis</text:p>
            </chart:title>
            <chart:grid chart:style-name="ch9" chart:class="major"/>
          </chart:axis>
          <chart:series chart:style-name="ch10" chart:values-cell-range-address="Sheet1.C19:Sheet1.C29" loext:label-string="intel" chart:class="chart:bar">
            <chart:data-point chart:repeated="11"/>
          </chart:series>
          <chart:series chart:style-name="ch11" chart:values-cell-range-address="Sheet1.D19:Sheet1.D29" loext:label-string="cuda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</text:p>
              </table:table-cell>
              <table:table-cell office:value-type="string">
                <text:p>cuda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B19:Sheet1.B29</svg:desc>
                </draw:g>
              </table:table-cell>
              <table:table-cell office:value-type="float" office:value="0.028574">
                <text:p>0.028574</text:p>
                <draw:g>
                  <svg:desc>Sheet1.C19:Sheet1.C29</svg:desc>
                </draw:g>
              </table:table-cell>
              <table:table-cell office:value-type="float" office:value="0.038533">
                <text:p>0.038533</text:p>
                <draw:g>
                  <svg:desc>Sheet1.D19:Sheet1.D29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4462">
                <text:p>0.064462</text:p>
              </table:table-cell>
              <table:table-cell office:value-type="float" office:value="0.037661">
                <text:p>0.0376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05454">
                <text:p>0.905454</text:p>
              </table:table-cell>
              <table:table-cell office:value-type="float" office:value="0.039805">
                <text:p>0.03980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8184">
                <text:p>0.18184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95498">
                <text:p>0.095498</text:p>
              </table:table-cell>
              <table:table-cell office:value-type="float" office:value="0.038797">
                <text:p>0.03879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.95097">
                <text:p>3.95097</text:p>
              </table:table-cell>
              <table:table-cell office:value-type="float" office:value="0.036824">
                <text:p>0.03682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772835">
                <text:p>3.772835</text:p>
              </table:table-cell>
              <table:table-cell office:value-type="float" office:value="0.064573">
                <text:p>0.06457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4.149065">
                <text:p>24.149065</text:p>
              </table:table-cell>
              <table:table-cell office:value-type="float" office:value="0.705872">
                <text:p>0.70587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19.088651">
                <text:p>119.088651</text:p>
              </table:table-cell>
              <table:table-cell office:value-type="float" office:value="4.255064">
                <text:p>4.25506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080.132011">
                <text:p>1080.132011</text:p>
              </table:table-cell>
              <table:table-cell office:value-type="float" office:value="30.9619">
                <text:p>30.961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038.369153">
                <text:p>10038.369153</text:p>
              </table:table-cell>
              <table:table-cell office:value-type="float" office:value="244.504757">
                <text:p>244.504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0" draw:border="0%"/>
  </office:styles>
</office:document-styles>
</file>